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Heading_20_1">
      <style:paragraph-properties fo:text-align="center" style:justify-single-word="false"/>
      <style:text-properties style:font-name="Times New Roman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IONAL ASSEMBLY</text:p>
      <text:p text:style-name="P2">OFFICIAL REPORT</text:p>
      <text:section text:style-name="Sect1" text:name="int:masthead_datetime" text:protected="true">
        <text:p text:style-name="P4"><text:placeholder text:placeholder-type="text" text:description="debaterecord_official_date">&lt;01-01-1980&gt;</text:placeholder></text:p>
        <text:p text:style-name="P4">The House met at <text:placeholder text:placeholder-type="text" text:description="debaterecord_official_time">&lt;12:00&gt;</text:placeholder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transparent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2T21:47:29</meta:creation-date>
    <dc:creator>Ashok Hariharan</dc:creator>
    <dc:date>2007-11-12T15:44:08</dc:date>
    <meta:editing-cycles>3</meta:editing-cycles>
    <meta:editing-duration>PT5M39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5" meta:word-count="10" meta:character-count="64"/>
  </office:meta>
</office:document-meta>
</file>